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list-style-name="L11"/>
    <style:style style:name="P3" style:family="paragraph" style:parent-style-name="Standard">
      <style:text-properties fo:font-size="16pt" style:font-size-asian="16pt" style:font-size-complex="16pt"/>
    </style:style>
    <style:style style:name="P4" style:family="paragraph" style:parent-style-name="Standard">
      <style:text-properties fo:font-weight="bold" style:font-weight-asian="bold" style:font-weight-complex="bold"/>
    </style:style>
    <style:style style:name="P5" style:family="paragraph" style:parent-style-name="Standard" style:list-style-name="L12"/>
    <style:style style:name="P6" style:family="paragraph" style:parent-style-name="Standard" style:list-style-name="L13"/>
    <style:style style:name="P7" style:family="paragraph" style:parent-style-name="Standard">
      <style:text-properties fo:font-weight="normal" style:font-weight-asian="normal" style:font-weight-complex="normal"/>
    </style:style>
    <style:style style:name="P8" style:family="paragraph" style:parent-style-name="Standard" style:list-style-name="L14">
      <style:text-properties fo:font-weight="normal" style:font-weight-asian="normal" style:font-weight-complex="normal"/>
    </style:style>
    <style:style style:name="P9" style:family="paragraph" style:parent-style-name="Standard" style:list-style-name="L15"/>
    <style:style style:name="P10" style:family="paragraph" style:parent-style-name="Standard" style:list-style-name="L16"/>
    <style:style style:name="P11" style:family="paragraph" style:parent-style-name="Standard" style:list-style-name="L17"/>
    <style:style style:name="P12" style:family="paragraph" style:parent-style-name="Standard" style:list-style-name="L18"/>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Johdanto</text:p>
      <text:p text:style-name="Standard"/>
      <text:p text:style-name="Standard"/>
      <text:p text:style-name="Standard">Tavoitteena on luoda selaimessa toimiva muistiinpano-ohjelma, josta on helppo selailla muistiinpanoja niiden aiheen tai tärkeyden mukaan. Kukin ohjelman käyttäjä luo ensin itselleen käyttäjätilin, minkä jälkeen hän voi kirjautua sisään. Sisäänkirjautumisen jälkeen käyttäjä ohjataan omaan muistiinpanolistaansa, jossa muistiinpanot ovat tärkeysjärjestyksessä. </text:p>
      <text:p text:style-name="Standard"/>
      <text:p text:style-name="Standard">Muistiinpanoja voi tarkastella tärkeysjärjestyksessä, erikseen vain tietyn tärkeysasteen muistiinpanoja tai sitten muistiinpanon ryhmän perusteella. Muistiinpanoryhmä voisi olla esim. ”koulu”, jonka valitsemisen jälkeen järjestelmä näyttää kouluun liittyvät muistiinpanot. Ryhmiä voi olla myös sisäkkäisiä. Esimerkiksi ”koulu”-ryhmän sisällä voisi olla vielä ”matematiikka”-niminen aliryhmä.</text:p>
      <text:p text:style-name="Standard"/>
      <text:p text:style-name="Standard">Omia muistiinpanoja tulee tietenkin olla mahdollista myös muokata ja poistaa, samoin kuin tärkeysluokkia ja ryhmiä.</text:p>
      <text:p text:style-name="Standard"/>
      <text:p text:style-name="Standard">Muistiinpano-ohjelma toteutetaan PHP-sovelluksena, ja tiedot tallennetaan PostgreSQL-tietokantaan.</text:p>
      <text:p text:style-name="Standard"/>
      <text:p text:style-name="Standard"/>
      <text:p text:style-name="P1">Käyttötapaukset:</text:p>
      <text:p text:style-name="Standard"/>
      <text:p text:style-name="P4">Käyttäjätunnusten luonti</text:p>
      <text:p text:style-name="P4"/>
      <text:list xml:id="list1136082383" text:style-name="L11">
        <text:list-item>
          <text:p text:style-name="P2">Käyttäjä avaa sovelluksen etusivun</text:p>
        </text:list-item>
        <text:list-item>
          <text:p text:style-name="P2">Käyttäjä painaa ”rekisteröidy”-painiketta</text:p>
        </text:list-item>
        <text:list-item>
          <text:p text:style-name="P2">Käyttäjä täyttää käyttäjätunnuksen ja salasanan</text:p>
        </text:list-item>
        <text:list-item>
          <text:p text:style-name="P2">Käyttäjä valitsee ”rekisteröidy”</text:p>
        </text:list-item>
        <text:list-item>
          <text:p text:style-name="P2">Järjestelmä ilmoittaa rekisteröitymisen onnistumisesta</text:p>
        </text:list-item>
      </text:list>
      <text:p text:style-name="Standard"/>
      <text:p text:style-name="Standard">Poikkeava käytös:</text:p>
      <text:p text:style-name="Standard"><text:tab/>4b.<text:tab/>Tunnus on jo käytössä</text:p>
      <text:p text:style-name="Standard"><text:tab/>5b.<text:tab/>Järjestelmä ohjaa käyttäjän takaisin rekisteröitymissivulle</text:p>
      <text:p text:style-name="Standard"><text:tab/>6b.<text:tab/>Jatkuu kohdasta 3</text:p>
      <text:list xml:id="list1158612239" text:continue-numbering="true" text:style-name="L11">
        <text:list-header>
          <text:p text:style-name="P2"/>
        </text:list-header>
      </text:list>
      <text:p text:style-name="P4">Sisään kirjautuminen</text:p>
      <text:p text:style-name="Standard"/>
      <text:list xml:id="list95580332" text:style-name="L12">
        <text:list-item>
          <text:p text:style-name="P5">Käyttäjä avaa sovelluksen etusivun</text:p>
        </text:list-item>
        <text:list-item>
          <text:p text:style-name="P5">Käyttäjä syöttää kenttiin käyttäjätunnuksensa ja salasanansa ja painaa ”kirjaudu”</text:p>
        </text:list-item>
        <text:list-item>
          <text:p text:style-name="P5">Järjestelmä ohjaa käyttäjän omaan muistilistaansa</text:p>
        </text:list-item>
      </text:list>
      <text:p text:style-name="Standard"/>
      <text:p text:style-name="Standard">Poikkeava käytös:</text:p>
      <text:p text:style-name="Standard"><text:tab/>2b. Salasana tai tunnus on väärin</text:p>
      <text:p text:style-name="Standard"><text:tab/>3b. Järjestelmä ilmoittaa virheestä ja ohjaa käyttäjän takaisin kirjautumissivulle</text:p>
      <text:p text:style-name="Standard"/>
      <text:p text:style-name="P4">Muistiinpanon lisäys</text:p>
      <text:p text:style-name="Standard"/>
      <text:list xml:id="list1157051456" text:style-name="L13">
        <text:list-item>
          <text:p text:style-name="P6">Käyttäjä kirjautuu sisään</text:p>
        </text:list-item>
        <text:list-item>
          <text:p text:style-name="P6">Käyttäjä valitsee toiminnon ”uusi muistiinpano”</text:p>
        </text:list-item>
        <text:list-item>
          <text:p text:style-name="P6">Järjestelmä avaa lomakkeen</text:p>
        </text:list-item>
        <text:list-item>
          <text:p text:style-name="P6"><text:soft-page-break/>Käyttäjä kirjoittaa lomakkeeseen muistiinpanon ja valitsee halutessaan sopivan ryhmän ja tärkeyden</text:p>
        </text:list-item>
        <text:list-item>
          <text:p text:style-name="P6">Käyttäjä valitsee ”tallenna”</text:p>
        </text:list-item>
      </text:list>
      <text:p text:style-name="Standard"/>
      <text:p text:style-name="P4">Muistiinpanojen selailu</text:p>
      <text:p text:style-name="P7"/>
      <text:list xml:id="list85613310" text:style-name="L14">
        <text:list-item>
          <text:p text:style-name="P8">Käyttäjä kirjautuu sisään</text:p>
        </text:list-item>
        <text:list-item>
          <text:p text:style-name="P8">Käyttäjä valitsee haluamansa kategorian (ja/tai) tärkeyden tai selailee kaikkien muistiinpanojen listaa</text:p>
        </text:list-item>
      </text:list>
      <text:p text:style-name="Standard"/>
      <text:p text:style-name="P4">Muistiinpanon muokkaus</text:p>
      <text:p text:style-name="Standard"/>
      <text:list xml:id="list1696485311" text:style-name="L15">
        <text:list-item>
          <text:p text:style-name="P9">Käyttäjä etsii muokattavan muistiinpanon</text:p>
        </text:list-item>
        <text:list-item>
          <text:p text:style-name="P9">Käyttäjä valitsee ”muokkaa”</text:p>
        </text:list-item>
        <text:list-item>
          <text:p text:style-name="P9">Järjestelmä avaa muistiinpanon lomakkeen</text:p>
        </text:list-item>
        <text:list-item>
          <text:p text:style-name="P9">Käyttäjä muokkaa haluamaansa tietoa</text:p>
        </text:list-item>
        <text:list-item>
          <text:p text:style-name="P9">Käyttäjä valitsee ”tallenna”</text:p>
        </text:list-item>
      </text:list>
      <text:p text:style-name="Standard"/>
      <text:p text:style-name="P4">Muistiinpanon poisto</text:p>
      <text:p text:style-name="Standard"/>
      <text:list xml:id="list1567750625" text:style-name="L16">
        <text:list-item>
          <text:p text:style-name="P10">Käyttäjä etsii poistettavan muistiinpanon</text:p>
        </text:list-item>
        <text:list-item>
          <text:p text:style-name="P10">Käyttäjä valitsee ”poista”</text:p>
        </text:list-item>
        <text:list-item>
          <text:p text:style-name="P10">Järjestelmä vahvistaa poiston</text:p>
        </text:list-item>
        <text:list-item>
          <text:p text:style-name="P10">Käyttäjä valitsee ”ok”</text:p>
          <text:p text:style-name="P10"/>
        </text:list-item>
      </text:list>
      <text:p text:style-name="P4">Muistiinpanokategorian lisäys ja poisto</text:p>
      <text:p text:style-name="Standard"/>
      <text:list xml:id="list252220855" text:style-name="L17">
        <text:list-item>
          <text:p text:style-name="P11">Käyttäjä valitsee ”lisää kategoria”</text:p>
        </text:list-item>
        <text:list-item>
          <text:p text:style-name="P11">Käyttäjä kirjoittaa kategorian nimen</text:p>
        </text:list-item>
        <text:list-item>
          <text:p text:style-name="P11">Käyttäjä valitsee ”tallenna”</text:p>
        </text:list-item>
      </text:list>
      <text:p text:style-name="Standard"/>
      <text:p text:style-name="P4">Muistiinpanokategorian poisto</text:p>
      <text:p text:style-name="Standard"/>
      <text:list xml:id="list1309272811" text:style-name="L18">
        <text:list-item>
          <text:p text:style-name="P12">Käyttäjä valitsee ”poista muistiinpanoryhmä”</text:p>
        </text:list-item>
        <text:list-item>
          <text:p text:style-name="P12">Käyttäjä valitsee valikosta poistettavan ryhmän</text:p>
        </text:list-item>
        <text:list-item>
          <text:p text:style-name="P12">Käyttäjä valitsee ”poista”</text:p>
        </text:list-item>
        <text:list-item>
          <text:p text:style-name="P12">Järjestelmä poistaa ryhmän muistiinpanoista, jotka oli liitetty siihen</text:p>
        </text:list-item>
      </text:list>
      <text:p text:style-name="Standard"/>
      <text:p text:style-name="P4">Tärkeysluokan lisäys ja poisto</text:p>
      <text:p text:style-name="Standard"/>
      <text:p text:style-name="Standard"><text:tab/>Kuten kategorian lisäys &amp; pois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emu Pitkanen</meta:initial-creator>
    <meta:creation-date>2013-09-05T14:35:04</meta:creation-date>
    <dc:date>2013-09-05T17:51:03</dc:date>
    <dc:creator>Teemu Pitkanen</dc:creator>
    <meta:editing-duration>PT42M9S</meta:editing-duration>
    <meta:editing-cycles>4</meta:editing-cycles>
    <meta:generator>LibreOffice/3.5$Linux_X86_64 LibreOffice_project/350m1$Build-2</meta:generator>
    <meta:document-statistic meta:table-count="0" meta:image-count="0" meta:object-count="0" meta:page-count="2" meta:paragraph-count="54" meta:word-count="336" meta:character-count="2871" meta:non-whitespace-character-count="2865"/>
  </office:meta>
</office:document-meta>
</file>